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Helvetica" svg:font-family="Helvetica" style:font-family-generic="swiss" style:font-pitch="variable" svg:panose-1="2 11 5 4 2 2 2 2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vertical-align="baseline" fo:margin-bottom="0.25in" style:line-height-at-least="0.2916in"/>
      <style:text-properties style:font-name="Arial" style:font-name-asian="Times New Roman" style:font-name-complex="Arial" fo:color="#222222" fo:font-size="14pt" style:font-size-asian="14pt" style:font-size-complex="14pt"/>
    </style:style>
    <style:style style:name="P2" style:parent-style-name="Normal" style:family="paragraph">
      <style:paragraph-properties style:vertical-align="baseline" fo:margin-bottom="0.25in" style:line-height-at-least="0.2916in"/>
      <style:text-properties style:font-name="Arial" style:font-name-asian="Times New Roman" style:font-name-complex="Arial" fo:color="#222222" fo:font-size="10.5pt" style:font-size-asian="10.5pt" style:font-size-complex="10.5pt"/>
    </style:style>
    <style:style style:name="P3" style:parent-style-name="NormalWeb" style:family="paragraph">
      <style:paragraph-properties fo:margin-bottom="0.1375in" style:line-height-at-least="0.2479in"/>
    </style:style>
    <style:style style:name="T4" style:parent-style-name="DefaultParagraphFont" style:family="text">
      <style:text-properties style:font-name="Helvetica" style:font-name-complex="Helvetica" fo:color="#222222" fo:font-size="10.5pt" style:font-size-asian="10.5pt" style:font-size-complex="10.5pt"/>
    </style:style>
    <style:style style:name="T5" style:parent-style-name="Strong" style:family="text">
      <style:text-properties style:font-name="Helvetica" style:font-name-complex="Helvetica" fo:color="#222222" fo:font-size="10.5pt" style:font-size-asian="10.5pt" style:font-size-complex="10.5pt"/>
    </style:style>
    <style:style style:name="T6" style:parent-style-name="DefaultParagraphFont" style:family="text">
      <style:text-properties style:font-name="Helvetica" style:font-name-complex="Helvetica" fo:color="#222222" fo:font-size="10.5pt" style:font-size-asian="10.5pt" style:font-size-complex="10.5pt"/>
    </style:style>
    <style:style style:name="P7" style:parent-style-name="NormalWeb" style:family="paragraph">
      <style:paragraph-properties fo:margin-bottom="0.1375in" style:line-height-at-least="0.2479in"/>
    </style:style>
    <style:style style:name="T8" style:parent-style-name="DefaultParagraphFont" style:family="text">
      <style:text-properties style:font-name="Helvetica" style:font-name-complex="Helvetica" fo:color="#222222" fo:font-size="10.5pt" style:font-size-asian="10.5pt" style:font-size-complex="10.5pt"/>
    </style:style>
    <style:style style:name="T9" style:parent-style-name="Emphasis" style:family="text">
      <style:text-properties style:font-name="Helvetica" style:font-name-complex="Helvetica" fo:color="#222222" fo:font-size="10.5pt" style:font-size-asian="10.5pt" style:font-size-complex="10.5pt"/>
    </style:style>
    <style:style style:name="T10" style:parent-style-name="DefaultParagraphFont" style:family="text">
      <style:text-properties style:font-name="Helvetica" style:font-name-complex="Helvetica" fo:color="#222222" fo:font-size="10.5pt" style:font-size-asian="10.5pt" style:font-size-complex="10.5pt"/>
    </style:style>
    <style:style style:name="T11" style:parent-style-name="Emphasis" style:family="text">
      <style:text-properties style:font-name="Helvetica" style:font-name-complex="Helvetica" fo:color="#222222" fo:font-size="10.5pt" style:font-size-asian="10.5pt" style:font-size-complex="10.5pt"/>
    </style:style>
    <style:style style:name="P12"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3" style:parent-style-name="NormalWeb" style:family="paragraph">
      <style:paragraph-properties fo:margin-bottom="0.1375in" style:line-height-at-least="0.2479in"/>
    </style:style>
    <style:style style:name="T14" style:parent-style-name="DefaultParagraphFont" style:family="text">
      <style:text-properties style:font-name="Helvetica" style:font-name-complex="Helvetica" fo:color="#222222" fo:font-size="10.5pt" style:font-size-asian="10.5pt" style:font-size-complex="10.5pt"/>
    </style:style>
    <style:style style:name="T15" style:parent-style-name="Emphasis" style:family="text">
      <style:text-properties style:font-name="Helvetica" style:font-name-complex="Helvetica" fo:color="#222222" fo:font-size="10.5pt" style:font-size-asian="10.5pt" style:font-size-complex="10.5pt"/>
    </style:style>
    <style:style style:name="T16" style:parent-style-name="DefaultParagraphFont" style:family="text">
      <style:text-properties style:font-name="Helvetica" style:font-name-complex="Helvetica" fo:color="#222222" fo:font-size="10.5pt" style:font-size-asian="10.5pt" style:font-size-complex="10.5pt"/>
    </style:style>
    <style:style style:name="P17" style:parent-style-name="NormalWeb" style:family="paragraph">
      <style:paragraph-properties fo:margin-bottom="0.1375in" style:line-height-at-least="0.2479in"/>
    </style:style>
    <style:style style:name="T18" style:parent-style-name="DefaultParagraphFont" style:family="text">
      <style:text-properties style:font-name="Helvetica" style:font-name-complex="Helvetica" fo:color="#222222" fo:font-size="10.5pt" style:font-size-asian="10.5pt" style:font-size-complex="10.5pt"/>
    </style:style>
    <style:style style:name="T19" style:parent-style-name="Emphasis" style:family="text">
      <style:text-properties style:font-name="Helvetica" style:font-name-complex="Helvetica" fo:color="#222222" fo:font-size="10.5pt" style:font-size-asian="10.5pt" style:font-size-complex="10.5pt"/>
    </style:style>
    <style:style style:name="T20" style:parent-style-name="DefaultParagraphFont" style:family="text">
      <style:text-properties style:font-name="Helvetica" style:font-name-complex="Helvetica" fo:color="#222222" fo:font-size="10.5pt" style:font-size-asian="10.5pt" style:font-size-complex="10.5pt"/>
    </style:style>
    <style:style style:name="P21" style:parent-style-name="NormalWeb" style:family="paragraph">
      <style:paragraph-properties fo:margin-bottom="0.1375in" style:line-height-at-least="0.2479in"/>
    </style:style>
    <style:style style:name="T22" style:parent-style-name="DefaultParagraphFont" style:family="text">
      <style:text-properties style:font-name="Helvetica" style:font-name-complex="Helvetica" fo:color="#222222" fo:font-size="10.5pt" style:font-size-asian="10.5pt" style:font-size-complex="10.5pt"/>
    </style:style>
    <style:style style:name="T23" style:parent-style-name="Strong" style:family="text">
      <style:text-properties style:font-name="Helvetica" style:font-name-complex="Helvetica" fo:color="#222222" fo:font-size="10.5pt" style:font-size-asian="10.5pt" style:font-size-complex="10.5pt"/>
    </style:style>
    <style:style style:name="T24" style:parent-style-name="DefaultParagraphFont" style:family="text">
      <style:text-properties style:font-name="Helvetica" style:font-name-complex="Helvetica" fo:color="#222222" fo:font-size="10.5pt" style:font-size-asian="10.5pt" style:font-size-complex="10.5pt"/>
    </style:style>
    <style:style style:name="T25" style:parent-style-name="DefaultParagraphFont" style:family="text">
      <style:text-properties style:font-name="Helvetica" style:font-name-complex="Helvetica" fo:color="#222222" fo:font-size="10.5pt" style:font-size-asian="10.5pt" style:font-size-complex="10.5pt"/>
    </style:style>
    <style:style style:name="T26" style:parent-style-name="DefaultParagraphFont" style:family="text">
      <style:text-properties style:font-name="Helvetica" style:font-name-complex="Helvetica" fo:color="#222222" fo:font-size="10.5pt" style:font-size-asian="10.5pt" style:font-size-complex="10.5pt"/>
    </style:style>
    <style:style style:name="P27" style:parent-style-name="NormalWeb" style:family="paragraph">
      <style:paragraph-properties fo:margin-bottom="0.1375in" style:line-height-at-least="0.2479in"/>
    </style:style>
    <style:style style:name="T28" style:parent-style-name="DefaultParagraphFont" style:family="text">
      <style:text-properties style:font-name="Helvetica" style:font-name-complex="Helvetica" fo:color="#222222" fo:font-size="10.5pt" style:font-size-asian="10.5pt" style:font-size-complex="10.5pt"/>
    </style:style>
    <style:style style:name="T29" style:parent-style-name="Emphasis" style:family="text">
      <style:text-properties style:font-name="Helvetica" style:font-name-complex="Helvetica" fo:color="#222222" fo:font-size="10.5pt" style:font-size-asian="10.5pt" style:font-size-complex="10.5pt"/>
    </style:style>
    <style:style style:name="T30" style:parent-style-name="DefaultParagraphFont" style:family="text">
      <style:text-properties style:font-name="Helvetica" style:font-name-complex="Helvetica" fo:color="#222222" fo:font-size="10.5pt" style:font-size-asian="10.5pt" style:font-size-complex="10.5pt"/>
    </style:style>
    <style:style style:name="T31" style:parent-style-name="DefaultParagraphFont" style:family="text">
      <style:text-properties style:font-name="Helvetica" style:font-name-complex="Helvetica" fo:color="#222222" fo:font-size="10.5pt" style:font-size-asian="10.5pt" style:font-size-complex="10.5pt"/>
    </style:style>
    <style:style style:name="T32" style:parent-style-name="DefaultParagraphFont" style:family="text">
      <style:text-properties style:font-name="Helvetica" style:font-name-complex="Helvetica" fo:color="#222222" fo:font-size="10.5pt" style:font-size-asian="10.5pt" style:font-size-complex="10.5pt"/>
    </style:style>
    <style:style style:name="T33" style:parent-style-name="DefaultParagraphFont" style:family="text">
      <style:text-properties style:font-name="Helvetica" style:font-name-complex="Helvetica" fo:color="#222222" fo:font-size="10.5pt" style:font-size-asian="10.5pt" style:font-size-complex="10.5pt"/>
    </style:style>
    <style:style style:name="T34" style:parent-style-name="DefaultParagraphFont" style:family="text">
      <style:text-properties style:font-name="Helvetica" style:font-name-complex="Helvetica" fo:color="#222222" fo:font-size="10.5pt" style:font-size-asian="10.5pt" style:font-size-complex="10.5pt"/>
    </style:style>
    <style:style style:name="T35" style:parent-style-name="DefaultParagraphFont" style:family="text">
      <style:text-properties style:font-name="Helvetica" style:font-name-complex="Helvetica" fo:color="#222222" fo:font-size="10.5pt" style:font-size-asian="10.5pt" style:font-size-complex="10.5pt"/>
    </style:style>
    <style:style style:name="P36" style:parent-style-name="NormalWeb" style:family="paragraph">
      <style:paragraph-properties fo:margin-bottom="0.1375in" style:line-height-at-least="0.2479in"/>
    </style:style>
    <style:style style:name="T37" style:parent-style-name="DefaultParagraphFont" style:family="text">
      <style:text-properties style:font-name="Helvetica" style:font-name-complex="Helvetica" fo:color="#222222" fo:font-size="10.5pt" style:font-size-asian="10.5pt" style:font-size-complex="10.5pt"/>
    </style:style>
    <style:style style:name="T38" style:parent-style-name="Emphasis" style:family="text">
      <style:text-properties style:font-name="Helvetica" style:font-name-complex="Helvetica" fo:color="#222222" fo:font-size="10.5pt" style:font-size-asian="10.5pt" style:font-size-complex="10.5pt"/>
    </style:style>
    <style:style style:name="T39" style:parent-style-name="DefaultParagraphFont" style:family="text">
      <style:text-properties style:font-name="Helvetica" style:font-name-complex="Helvetica" fo:color="#222222" fo:font-size="10.5pt" style:font-size-asian="10.5pt" style:font-size-complex="10.5pt"/>
    </style:style>
    <style:style style:name="T40" style:parent-style-name="Emphasis" style:family="text">
      <style:text-properties style:font-name="Helvetica" style:font-name-complex="Helvetica" fo:color="#222222" fo:font-size="10.5pt" style:font-size-asian="10.5pt" style:font-size-complex="10.5pt"/>
    </style:style>
    <style:style style:name="T41" style:parent-style-name="DefaultParagraphFont" style:family="text">
      <style:text-properties style:font-name="Helvetica" style:font-name-complex="Helvetica" fo:color="#222222" fo:font-size="10.5pt" style:font-size-asian="10.5pt" style:font-size-complex="10.5pt"/>
    </style:style>
    <style:style style:name="T42" style:parent-style-name="DefaultParagraphFont" style:family="text">
      <style:text-properties style:font-name="Helvetica" style:font-name-complex="Helvetica" fo:color="#222222" fo:font-size="10.5pt" style:font-size-asian="10.5pt" style:font-size-complex="10.5pt"/>
    </style:style>
    <style:style style:name="P43" style:parent-style-name="NormalWeb" style:family="paragraph">
      <style:paragraph-properties fo:margin-bottom="0.1375in" style:line-height-at-least="0.2479in"/>
    </style:style>
    <style:style style:name="T44" style:parent-style-name="DefaultParagraphFont" style:family="text">
      <style:text-properties style:font-name="Helvetica" style:font-name-complex="Helvetica" fo:color="#222222" fo:font-size="10.5pt" style:font-size-asian="10.5pt" style:font-size-complex="10.5pt"/>
    </style:style>
    <style:style style:name="T45" style:parent-style-name="DefaultParagraphFont" style:family="text">
      <style:text-properties style:font-name="Helvetica" style:font-name-complex="Helvetica" fo:color="#222222" fo:font-size="10.5pt" style:font-size-asian="10.5pt" style:font-size-complex="10.5pt"/>
    </style:style>
    <style:style style:name="T46" style:parent-style-name="Emphasis" style:family="text">
      <style:text-properties style:font-name="Helvetica" style:font-name-complex="Helvetica" fo:color="#222222" fo:font-size="10.5pt" style:font-size-asian="10.5pt" style:font-size-complex="10.5pt"/>
    </style:style>
    <style:style style:name="T47" style:parent-style-name="DefaultParagraphFont" style:family="text">
      <style:text-properties style:font-name="Helvetica" style:font-name-complex="Helvetica" fo:color="#222222" fo:font-size="10.5pt" style:font-size-asian="10.5pt" style:font-size-complex="10.5pt"/>
    </style:style>
    <style:style style:name="T48" style:parent-style-name="Strong" style:family="text">
      <style:text-properties style:font-name="Helvetica" style:font-name-complex="Helvetica" fo:color="#222222" fo:font-size="10.5pt" style:font-size-asian="10.5pt" style:font-size-complex="10.5pt"/>
    </style:style>
    <style:style style:name="T49" style:parent-style-name="DefaultParagraphFont" style:family="text">
      <style:text-properties style:font-name="Helvetica" style:font-name-complex="Helvetica" fo:color="#222222" fo:font-size="10.5pt" style:font-size-asian="10.5pt" style:font-size-complex="10.5pt"/>
    </style:style>
    <style:style style:name="T50"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51" style:parent-style-name="Emphasis" style:family="text">
      <style:text-properties style:font-name="Helvetica" style:font-name-complex="Helvetica" fo:font-style="normal" style:font-style-asian="normal" fo:color="#222222" fo:font-size="10.5pt" style:font-size-asian="10.5pt" style:font-size-complex="10.5pt"/>
    </style:style>
    <style:style style:name="T52"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53" style:parent-style-name="Emphasis" style:family="text">
      <style:text-properties style:font-name="Helvetica" style:font-name-complex="Helvetica" fo:font-style="normal" style:font-style-asian="normal" fo:color="#222222" fo:font-size="10.5pt" style:font-size-asian="10.5pt" style:font-size-complex="10.5pt"/>
    </style:style>
    <style:style style:name="T54"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55" style:parent-style-name="Emphasis" style:family="text">
      <style:text-properties style:font-name="Helvetica" style:font-name-complex="Helvetica" fo:font-style="normal" style:font-style-asian="normal" fo:color="#222222" fo:font-size="10.5pt" style:font-size-asian="10.5pt" style:font-size-complex="10.5pt"/>
    </style:style>
    <style:style style:name="T56"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57" style:parent-style-name="DefaultParagraphFont" style:family="text">
      <style:text-properties style:font-name="Helvetica" style:font-name-complex="Helvetica" fo:color="#222222" fo:font-size="10.5pt" style:font-size-asian="10.5pt" style:font-size-complex="10.5pt"/>
    </style:style>
    <style:style style:name="T58" style:parent-style-name="Emphasis" style:family="text">
      <style:text-properties style:font-name="Helvetica" style:font-name-complex="Helvetica" fo:font-weight="bold" style:font-weight-asian="bold" style:font-weight-complex="bold" fo:color="#222222" fo:font-size="10.5pt" style:font-size-asian="10.5pt" style:font-size-complex="10.5pt"/>
    </style:style>
    <style:style style:name="T59" style:parent-style-name="DefaultParagraphFont" style:family="text">
      <style:text-properties style:font-name="Helvetica" style:font-name-complex="Helvetica" fo:color="#222222" fo:font-size="10.5pt" style:font-size-asian="10.5pt" style:font-size-complex="10.5pt"/>
    </style:style>
    <style:style style:name="T60" style:parent-style-name="Emphasis" style:family="text">
      <style:text-properties style:font-name="Helvetica" style:font-name-complex="Helvetica" fo:color="#222222" fo:font-size="10.5pt" style:font-size-asian="10.5pt" style:font-size-complex="10.5pt"/>
    </style:style>
    <style:style style:name="T61" style:parent-style-name="DefaultParagraphFont" style:family="text">
      <style:text-properties style:font-name="Helvetica" style:font-name-complex="Helvetica" fo:color="#222222" fo:font-size="10.5pt" style:font-size-asian="10.5pt" style:font-size-complex="10.5pt"/>
    </style:style>
    <style:style style:name="T62" style:parent-style-name="Emphasis" style:family="text">
      <style:text-properties style:font-name="Helvetica" style:font-name-complex="Helvetica" fo:color="#222222" fo:font-size="10.5pt" style:font-size-asian="10.5pt" style:font-size-complex="10.5pt"/>
    </style:style>
    <style:style style:name="T63" style:parent-style-name="DefaultParagraphFont" style:family="text">
      <style:text-properties style:font-name="Helvetica" style:font-name-complex="Helvetica" fo:color="#222222" fo:font-size="10.5pt" style:font-size-asian="10.5pt" style:font-size-complex="10.5pt"/>
    </style:style>
    <style:style style:name="T64" style:parent-style-name="Strong" style:family="text">
      <style:text-properties style:font-name="Helvetica" style:font-name-complex="Helvetica" fo:color="#222222" fo:font-size="10.5pt" style:font-size-asian="10.5pt" style:font-size-complex="10.5pt"/>
    </style:style>
    <style:style style:name="T65" style:parent-style-name="DefaultParagraphFont" style:family="text">
      <style:text-properties style:font-name="Helvetica" style:font-name-complex="Helvetica" fo:color="#222222" fo:font-size="10.5pt" style:font-size-asian="10.5pt" style:font-size-complex="10.5pt"/>
    </style:style>
    <style:style style:name="T66" style:parent-style-name="Emphasis" style:family="text">
      <style:text-properties style:font-name="Helvetica" style:font-name-complex="Helvetica" fo:color="#222222" fo:font-size="10.5pt" style:font-size-asian="10.5pt" style:font-size-complex="10.5pt"/>
    </style:style>
    <style:style style:name="T67" style:parent-style-name="DefaultParagraphFont" style:family="text">
      <style:text-properties style:font-name="Helvetica" style:font-name-complex="Helvetica" fo:color="#222222" fo:font-size="10.5pt" style:font-size-asian="10.5pt" style:font-size-complex="10.5pt"/>
    </style:style>
    <style:style style:name="T68" style:parent-style-name="DefaultParagraphFont" style:family="text">
      <style:text-properties style:font-name="Helvetica" style:font-name-complex="Helvetica" fo:color="#222222" fo:font-size="10.5pt" style:font-size-asian="10.5pt" style:font-size-complex="10.5pt"/>
    </style:style>
    <style:style style:name="T69" style:parent-style-name="Strong" style:family="text">
      <style:text-properties style:font-name="Helvetica" style:font-name-complex="Helvetica" fo:color="#222222" fo:font-size="10.5pt" style:font-size-asian="10.5pt" style:font-size-complex="10.5pt"/>
    </style:style>
    <style:style style:name="T70" style:parent-style-name="DefaultParagraphFont" style:family="text">
      <style:text-properties style:font-name="Helvetica" style:font-name-complex="Helvetica" fo:color="#222222" fo:font-size="10.5pt" style:font-size-asian="10.5pt" style:font-size-complex="10.5pt"/>
    </style:style>
    <style:style style:name="T71" style:parent-style-name="Strong" style:family="text">
      <style:text-properties style:font-name="Helvetica" style:font-name-complex="Helvetica" fo:color="#222222" fo:font-size="10.5pt" style:font-size-asian="10.5pt" style:font-size-complex="10.5pt"/>
    </style:style>
    <style:style style:name="T72" style:parent-style-name="DefaultParagraphFont" style:family="text">
      <style:text-properties style:font-name="Helvetica" style:font-name-complex="Helvetica" fo:color="#222222" fo:font-size="10.5pt" style:font-size-asian="10.5pt" style:font-size-complex="10.5pt"/>
    </style:style>
    <style:style style:name="P73" style:parent-style-name="NormalWeb" style:family="paragraph">
      <style:paragraph-properties fo:margin-bottom="0.1375in" style:line-height-at-least="0.2479in"/>
    </style:style>
    <style:style style:name="T74" style:parent-style-name="DefaultParagraphFont" style:family="text">
      <style:text-properties style:font-name="Helvetica" style:font-name-complex="Helvetica" fo:color="#222222" fo:font-size="10.5pt" style:font-size-asian="10.5pt" style:font-size-complex="10.5pt"/>
    </style:style>
    <style:style style:name="T75" style:parent-style-name="Emphasis" style:family="text">
      <style:text-properties style:font-name="Helvetica" style:font-name-complex="Helvetica" fo:color="#222222" fo:font-size="10.5pt" style:font-size-asian="10.5pt" style:font-size-complex="10.5pt"/>
    </style:style>
    <style:style style:name="P76"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77" style:parent-style-name="NormalWeb" style:family="paragraph">
      <style:paragraph-properties fo:margin-bottom="0.1375in" style:line-height-at-least="0.2479in"/>
    </style:style>
    <style:style style:name="T78" style:parent-style-name="Strong" style:family="text">
      <style:text-properties style:font-name="Helvetica" style:font-name-complex="Helvetica" fo:color="#222222" fo:font-size="10.5pt" style:font-size-asian="10.5pt" style:font-size-complex="10.5pt"/>
    </style:style>
    <style:style style:name="P79" style:parent-style-name="NormalWeb" style:family="paragraph">
      <style:paragraph-properties fo:margin-bottom="0.1375in" style:line-height-at-least="0.2479in"/>
    </style:style>
    <style:style style:name="T80" style:parent-style-name="Strong" style:family="text">
      <style:text-properties style:font-name="Helvetica" style:font-name-complex="Helvetica" fo:color="#222222" fo:font-size="10.5pt" style:font-size-asian="10.5pt" style:font-size-complex="10.5pt"/>
    </style:style>
    <style:style style:name="P81"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82"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83"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84"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85"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86" style:parent-style-name="NormalWeb" style:family="paragraph">
      <style:paragraph-properties fo:margin-bottom="0.1375in" style:line-height-at-least="0.2479in"/>
      <style:text-properties style:font-name="Helvetica" style:font-name-complex="Helvetica" fo:font-weight="bold" style:font-weight-asian="bold" fo:color="#222222" fo:font-size="10.5pt" style:font-size-asian="10.5pt" style:font-size-complex="10.5pt"/>
    </style:style>
    <style:style style:name="P87" style:parent-style-name="NormalWeb" style:family="paragraph">
      <style:paragraph-properties fo:margin-bottom="0.1375in" style:line-height-at-least="0.2479in"/>
      <style:text-properties style:font-name="Helvetica" style:font-name-complex="Helvetica" fo:font-weight="bold" style:font-weight-asian="bold" fo:color="#222222" fo:font-size="10.5pt" style:font-size-asian="10.5pt" style:font-size-complex="10.5pt"/>
    </style:style>
    <style:style style:name="P88" style:parent-style-name="NormalWeb" style:family="paragraph">
      <style:paragraph-properties fo:margin-bottom="0.1375in" style:line-height-at-least="0.2479in"/>
    </style:style>
    <style:style style:name="T89" style:parent-style-name="DefaultParagraphFont" style:family="text">
      <style:text-properties style:font-name="Helvetica" style:font-name-complex="Helvetica" fo:color="#222222" fo:font-size="10.5pt" style:font-size-asian="10.5pt" style:font-size-complex="10.5pt"/>
    </style:style>
    <style:style style:name="T90" style:parent-style-name="DefaultParagraphFont" style:family="text">
      <style:text-properties style:font-name="Helvetica" style:font-name-complex="Helvetica" fo:color="#222222" fo:font-size="10.5pt" style:font-size-asian="10.5pt" style:font-size-complex="10.5pt"/>
    </style:style>
    <style:style style:name="T91" style:parent-style-name="DefaultParagraphFont" style:family="text">
      <style:text-properties style:font-name="Helvetica" style:font-name-complex="Helvetica" fo:color="#222222" fo:font-size="10.5pt" style:font-size-asian="10.5pt" style:font-size-complex="10.5pt"/>
    </style:style>
    <style:style style:name="T92" style:parent-style-name="DefaultParagraphFont" style:family="text">
      <style:text-properties style:font-name="Helvetica" style:font-name-complex="Helvetica" fo:color="#222222" fo:font-size="10.5pt" style:font-size-asian="10.5pt" style:font-size-complex="10.5pt"/>
    </style:style>
    <style:style style:name="T93" style:parent-style-name="DefaultParagraphFont" style:family="text">
      <style:text-properties style:font-name="Helvetica" style:font-name-complex="Helvetica" fo:color="#222222" fo:font-size="10.5pt" style:font-size-asian="10.5pt" style:font-size-complex="10.5pt"/>
    </style:style>
    <style:style style:name="T94" style:parent-style-name="DefaultParagraphFont" style:family="text">
      <style:text-properties style:font-name="Helvetica" style:font-name-complex="Helvetica" fo:color="#222222" fo:font-size="10.5pt" style:font-size-asian="10.5pt" style:font-size-complex="10.5pt"/>
    </style:style>
    <style:style style:name="T95" style:parent-style-name="DefaultParagraphFont" style:family="text">
      <style:text-properties style:font-name="Helvetica" style:font-name-complex="Helvetica" fo:color="#222222" fo:font-size="10.5pt" style:font-size-asian="10.5pt" style:font-size-complex="10.5pt"/>
    </style:style>
    <style:style style:name="T96"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97"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98" style:parent-style-name="DefaultParagraphFont" style:family="text">
      <style:text-properties style:font-name="Helvetica" style:font-name-complex="Helvetica" fo:color="#222222" fo:font-size="10.5pt" style:font-size-asian="10.5pt" style:font-size-complex="10.5pt"/>
    </style:style>
    <style:style style:name="T99" style:parent-style-name="DefaultParagraphFont" style:family="text">
      <style:text-properties style:font-name="Helvetica" style:font-name-complex="Helvetica" fo:color="#222222" fo:font-size="10.5pt" style:font-size-asian="10.5pt" style:font-size-complex="10.5pt"/>
    </style:style>
    <style:style style:name="T100" style:parent-style-name="DefaultParagraphFont" style:family="text">
      <style:text-properties style:font-name="Helvetica" style:font-name-complex="Helvetica" fo:color="#222222" fo:font-size="10.5pt" style:font-size-asian="10.5pt" style:font-size-complex="10.5pt"/>
    </style:style>
    <style:style style:name="T101" style:parent-style-name="DefaultParagraphFont" style:family="text">
      <style:text-properties style:font-name="Helvetica" style:font-name-complex="Helvetica" fo:color="#222222" fo:font-size="10.5pt" style:font-size-asian="10.5pt" style:font-size-complex="10.5pt"/>
    </style:style>
    <style:style style:name="T102" style:parent-style-name="DefaultParagraphFont" style:family="text">
      <style:text-properties style:font-name="Helvetica" style:font-name-complex="Helvetica" fo:color="#222222" fo:font-size="10.5pt" style:font-size-asian="10.5pt" style:font-size-complex="10.5pt"/>
    </style:style>
    <style:style style:name="T103" style:parent-style-name="DefaultParagraphFont" style:family="text">
      <style:text-properties style:font-name="Helvetica" style:font-name-complex="Helvetica" fo:color="#222222" fo:font-size="10.5pt" style:font-size-asian="10.5pt" style:font-size-complex="10.5pt"/>
    </style:style>
    <style:style style:name="T104" style:parent-style-name="DefaultParagraphFont" style:family="text">
      <style:text-properties style:font-name="Helvetica" style:font-name-complex="Helvetica" fo:color="#222222" fo:font-size="10.5pt" style:font-size-asian="10.5pt" style:font-size-complex="10.5pt"/>
    </style:style>
    <style:style style:name="T105" style:parent-style-name="DefaultParagraphFont" style:family="text">
      <style:text-properties style:font-name="Helvetica" style:font-name-complex="Helvetica" fo:color="#222222" fo:font-size="10.5pt" style:font-size-asian="10.5pt" style:font-size-complex="10.5pt"/>
    </style:style>
    <style:style style:name="T106" style:parent-style-name="DefaultParagraphFont" style:family="text">
      <style:text-properties style:font-name="Helvetica" style:font-name-complex="Helvetica" fo:color="#222222" fo:font-size="10.5pt" style:font-size-asian="10.5pt" style:font-size-complex="10.5pt"/>
    </style:style>
    <style:style style:name="T107" style:parent-style-name="Emphasis" style:family="text">
      <style:text-properties style:font-name="Helvetica" style:font-name-complex="Helvetica" fo:color="#222222" fo:font-size="10.5pt" style:font-size-asian="10.5pt" style:font-size-complex="10.5pt"/>
    </style:style>
    <style:style style:name="T108" style:parent-style-name="DefaultParagraphFont" style:family="text">
      <style:text-properties style:font-name="Helvetica" style:font-name-complex="Helvetica" fo:color="#222222" fo:font-size="10.5pt" style:font-size-asian="10.5pt" style:font-size-complex="10.5pt"/>
    </style:style>
    <style:style style:name="T109" style:parent-style-name="DefaultParagraphFont" style:family="text">
      <style:text-properties style:font-name="Helvetica" style:font-name-complex="Helvetica" fo:color="#222222" fo:font-size="10.5pt" style:font-size-asian="10.5pt" style:font-size-complex="10.5pt"/>
    </style:style>
    <style:style style:name="T110" style:parent-style-name="DefaultParagraphFont" style:family="text">
      <style:text-properties style:font-name="Helvetica" style:font-name-complex="Helvetica" fo:color="#222222" fo:font-size="10.5pt" style:font-size-asian="10.5pt" style:font-size-complex="10.5pt"/>
    </style:style>
    <style:style style:name="T111" style:parent-style-name="Emphasis" style:family="text">
      <style:text-properties style:font-name="Helvetica" style:font-name-complex="Helvetica" fo:color="#222222" fo:font-size="10.5pt" style:font-size-asian="10.5pt" style:font-size-complex="10.5pt"/>
    </style:style>
    <style:style style:name="T112" style:parent-style-name="DefaultParagraphFont" style:family="text">
      <style:text-properties style:font-name="Helvetica" style:font-name-complex="Helvetica" fo:color="#222222" fo:font-size="10.5pt" style:font-size-asian="10.5pt" style:font-size-complex="10.5pt"/>
    </style:style>
    <style:style style:name="T113" style:parent-style-name="DefaultParagraphFont" style:family="text">
      <style:text-properties style:font-name="Helvetica" style:font-name-complex="Helvetica" fo:color="#222222" fo:font-size="10.5pt" style:font-size-asian="10.5pt" style:font-size-complex="10.5pt"/>
    </style:style>
    <style:style style:name="T114" style:parent-style-name="DefaultParagraphFont" style:family="text">
      <style:text-properties style:font-name="Helvetica" style:font-name-complex="Helvetica" fo:color="#222222" fo:font-size="10.5pt" style:font-size-asian="10.5pt" style:font-size-complex="10.5pt"/>
    </style:style>
    <style:style style:name="T115" style:parent-style-name="DefaultParagraphFont" style:family="text">
      <style:text-properties style:font-name="Helvetica" style:font-name-complex="Helvetica" fo:color="#222222" fo:font-size="10.5pt" style:font-size-asian="10.5pt" style:font-size-complex="10.5pt"/>
    </style:style>
    <style:style style:name="T116" style:parent-style-name="DefaultParagraphFont" style:family="text">
      <style:text-properties style:font-name="Helvetica" style:font-name-complex="Helvetica" fo:color="#222222" fo:font-size="10.5pt" style:font-size-asian="10.5pt" style:font-size-complex="10.5pt"/>
    </style:style>
    <style:style style:name="T117" style:parent-style-name="DefaultParagraphFont" style:family="text">
      <style:text-properties style:font-name="Helvetica" style:font-name-complex="Helvetica" fo:color="#222222" fo:font-size="10.5pt" style:font-size-asian="10.5pt" style:font-size-complex="10.5pt"/>
    </style:style>
    <style:style style:name="T118" style:parent-style-name="DefaultParagraphFont" style:family="text">
      <style:text-properties style:font-name="Helvetica" style:font-name-complex="Helvetica" fo:color="#222222" fo:font-size="10.5pt" style:font-size-asian="10.5pt" style:font-size-complex="10.5pt"/>
    </style:style>
    <style:style style:name="T119" style:parent-style-name="DefaultParagraphFont" style:family="text">
      <style:text-properties style:font-name="Helvetica" style:font-name-complex="Helvetica" fo:color="#222222" fo:font-size="10.5pt" style:font-size-asian="10.5pt" style:font-size-complex="10.5pt"/>
    </style:style>
    <style:style style:name="T120"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121"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122"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123" style:parent-style-name="DefaultParagraphFont" style:family="text">
      <style:text-properties style:font-name="Helvetica" style:font-name-complex="Helvetica" fo:color="#222222" fo:font-size="10.5pt" style:font-size-asian="10.5pt" style:font-size-complex="10.5pt"/>
    </style:style>
    <style:style style:name="T124"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125" style:parent-style-name="DefaultParagraphFont" style:family="text">
      <style:text-properties style:font-name="Helvetica" style:font-name-complex="Helvetica" fo:font-style="italic" style:font-style-asian="italic" fo:color="#222222" fo:font-size="10.5pt" style:font-size-asian="10.5pt" style:font-size-complex="10.5pt"/>
    </style:style>
    <style:style style:name="T126" style:parent-style-name="DefaultParagraphFont" style:family="text">
      <style:text-properties style:font-name="Helvetica" style:font-name-complex="Helvetica" fo:color="#222222" fo:font-size="10.5pt" style:font-size-asian="10.5pt" style:font-size-complex="10.5pt"/>
    </style:style>
    <style:style style:name="T127" style:parent-style-name="DefaultParagraphFont" style:family="text">
      <style:text-properties style:font-name="Helvetica" style:font-name-complex="Helvetica" fo:color="#222222" fo:font-size="10.5pt" style:font-size-asian="10.5pt" style:font-size-complex="10.5pt"/>
    </style:style>
    <style:style style:name="T128" style:parent-style-name="DefaultParagraphFont" style:family="text">
      <style:text-properties style:font-name="Helvetica" style:font-name-complex="Helvetica" fo:color="#222222" fo:font-size="10.5pt" style:font-size-asian="10.5pt" style:font-size-complex="10.5pt"/>
    </style:style>
    <style:style style:name="T129" style:parent-style-name="DefaultParagraphFont" style:family="text">
      <style:text-properties style:font-name="Helvetica" style:font-name-complex="Helvetica" fo:color="#222222" fo:font-size="10.5pt" style:font-size-asian="10.5pt" style:font-size-complex="10.5pt"/>
    </style:style>
    <style:style style:name="T130" style:parent-style-name="Emphasis" style:family="text">
      <style:text-properties style:font-name="Helvetica" style:font-name-complex="Helvetica" fo:color="#222222" fo:font-size="10.5pt" style:font-size-asian="10.5pt" style:font-size-complex="10.5pt"/>
    </style:style>
    <style:style style:name="T131" style:parent-style-name="DefaultParagraphFont" style:family="text">
      <style:text-properties style:font-name="Helvetica" style:font-name-complex="Helvetica" fo:color="#222222" fo:font-size="10.5pt" style:font-size-asian="10.5pt" style:font-size-complex="10.5pt"/>
    </style:style>
    <style:style style:name="T132" style:parent-style-name="DefaultParagraphFont" style:family="text">
      <style:text-properties style:font-name="Helvetica" style:font-name-complex="Helvetica" fo:color="#222222" fo:font-size="10.5pt" style:font-size-asian="10.5pt" style:font-size-complex="10.5pt"/>
    </style:style>
    <style:style style:name="T133" style:parent-style-name="DefaultParagraphFont" style:family="text">
      <style:text-properties style:font-name="Helvetica" style:font-name-complex="Helvetica" fo:color="#222222" fo:font-size="10.5pt" style:font-size-asian="10.5pt" style:font-size-complex="10.5pt"/>
    </style:style>
    <style:style style:name="T134" style:parent-style-name="DefaultParagraphFont" style:family="text">
      <style:text-properties style:font-name="Helvetica" style:font-name-complex="Helvetica" fo:color="#222222" fo:font-size="10.5pt" style:font-size-asian="10.5pt" style:font-size-complex="10.5pt"/>
    </style:style>
    <style:style style:name="T135" style:parent-style-name="DefaultParagraphFont" style:family="text">
      <style:text-properties style:font-name="Helvetica" style:font-name-complex="Helvetica" fo:color="#222222" fo:font-size="10.5pt" style:font-size-asian="10.5pt" style:font-size-complex="10.5pt"/>
    </style:style>
    <style:style style:name="T136" style:parent-style-name="DefaultParagraphFont" style:family="text">
      <style:text-properties style:font-name="Helvetica" style:font-name-complex="Helvetica" fo:color="#222222" fo:font-size="10.5pt" style:font-size-asian="10.5pt" style:font-size-complex="10.5pt"/>
    </style:style>
    <style:style style:name="T137" style:parent-style-name="DefaultParagraphFont" style:family="text">
      <style:text-properties style:font-name="Helvetica" style:font-name-complex="Helvetica" fo:color="#222222" fo:font-size="10.5pt" style:font-size-asian="10.5pt" style:font-size-complex="10.5pt"/>
    </style:style>
    <style:style style:name="T138" style:parent-style-name="DefaultParagraphFont" style:family="text">
      <style:text-properties style:font-name="Helvetica" style:font-name-complex="Helvetica" fo:color="#222222" fo:font-size="10.5pt" style:font-size-asian="10.5pt" style:font-size-complex="10.5pt"/>
    </style:style>
    <style:style style:name="T139" style:parent-style-name="DefaultParagraphFont" style:family="text">
      <style:text-properties style:font-name="Helvetica" style:font-name-complex="Helvetica" fo:color="#222222" fo:font-size="10.5pt" style:font-size-asian="10.5pt" style:font-size-complex="10.5pt"/>
    </style:style>
    <style:style style:name="T140" style:parent-style-name="DefaultParagraphFont" style:family="text">
      <style:text-properties style:font-name="Helvetica" style:font-name-complex="Helvetica" fo:color="#222222" fo:font-size="10.5pt" style:font-size-asian="10.5pt" style:font-size-complex="10.5pt"/>
    </style:style>
    <style:style style:name="T141" style:parent-style-name="DefaultParagraphFont" style:family="text">
      <style:text-properties style:font-name="Helvetica" style:font-name-complex="Helvetica" fo:color="#222222" fo:font-size="10.5pt" style:font-size-asian="10.5pt" style:font-size-complex="10.5pt"/>
    </style:style>
    <style:style style:name="P142" style:parent-style-name="NormalWeb" style:family="paragraph">
      <style:paragraph-properties fo:margin-bottom="0.1375in" style:line-height-at-least="0.2479in"/>
    </style:style>
    <style:style style:name="T143" style:parent-style-name="Emphasis" style:family="text">
      <style:text-properties style:font-name="Helvetica" style:font-name-complex="Helvetica" fo:color="#222222" fo:font-size="10.5pt" style:font-size-asian="10.5pt" style:font-size-complex="10.5pt"/>
    </style:style>
    <style:style style:name="T144" style:parent-style-name="Emphasis" style:family="text">
      <style:text-properties style:font-name="Helvetica" style:font-name-complex="Helvetica" fo:color="#222222" fo:font-size="10.5pt" style:font-size-asian="10.5pt" style:font-size-complex="10.5pt"/>
    </style:style>
    <style:style style:name="T145" style:parent-style-name="Emphasis" style:family="text">
      <style:text-properties style:font-name="Helvetica" style:font-name-complex="Helvetica" fo:color="#222222" fo:font-size="10.5pt" style:font-size-asian="10.5pt" style:font-size-complex="10.5pt"/>
    </style:style>
    <style:style style:name="T146" style:parent-style-name="Emphasis" style:family="text">
      <style:text-properties style:font-name="Helvetica" style:font-name-complex="Helvetica" fo:color="#222222" fo:font-size="10.5pt" style:font-size-asian="10.5pt" style:font-size-complex="10.5pt"/>
    </style:style>
    <style:style style:name="T147" style:parent-style-name="Emphasis" style:family="text">
      <style:text-properties style:font-name="Helvetica" style:font-name-complex="Helvetica" fo:color="#222222" fo:font-size="10.5pt" style:font-size-asian="10.5pt" style:font-size-complex="10.5pt"/>
    </style:style>
    <style:style style:name="T148" style:parent-style-name="Emphasis" style:family="text">
      <style:text-properties style:font-name="Helvetica" style:font-name-complex="Helvetica" fo:color="#222222" fo:font-size="10.5pt" style:font-size-asian="10.5pt" style:font-size-complex="10.5pt"/>
    </style:style>
    <style:style style:name="T149" style:parent-style-name="Emphasis" style:family="text">
      <style:text-properties style:font-name="Helvetica" style:font-name-complex="Helvetica" fo:color="#222222" fo:font-size="10.5pt" style:font-size-asian="10.5pt" style:font-size-complex="10.5pt"/>
    </style:style>
    <style:style style:name="T150" style:parent-style-name="Emphasis" style:family="text">
      <style:text-properties style:font-name="Helvetica" style:font-name-complex="Helvetica" fo:color="#222222" fo:font-size="10.5pt" style:font-size-asian="10.5pt" style:font-size-complex="10.5pt"/>
    </style:style>
    <style:style style:name="T151" style:parent-style-name="Emphasis" style:family="text">
      <style:text-properties style:font-name="Helvetica" style:font-name-complex="Helvetica" fo:color="#222222" fo:font-size="10.5pt" style:font-size-asian="10.5pt" style:font-size-complex="10.5pt"/>
    </style:style>
    <style:style style:name="T152" style:parent-style-name="Emphasis" style:family="text">
      <style:text-properties style:font-name="Helvetica" style:font-name-complex="Helvetica" fo:font-style="normal" style:font-style-asian="normal" fo:color="#222222" fo:font-size="10.5pt" style:font-size-asian="10.5pt" style:font-size-complex="10.5pt"/>
    </style:style>
    <style:style style:name="T153" style:parent-style-name="Emphasis" style:family="text">
      <style:text-properties style:font-name="Helvetica" style:font-name-complex="Helvetica" fo:font-style="normal" style:font-style-asian="normal" fo:color="#222222" fo:font-size="10.5pt" style:font-size-asian="10.5pt" style:font-size-complex="10.5pt"/>
    </style:style>
    <style:style style:name="P154"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55"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56"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57" style:parent-style-name="NormalWeb" style:family="paragraph">
      <style:paragraph-properties fo:margin-bottom="0.1375in" style:line-height-at-least="0.2479in"/>
    </style:style>
    <style:style style:name="T158" style:parent-style-name="Strong" style:family="text">
      <style:text-properties style:font-name="Helvetica" style:font-name-complex="Helvetica" fo:color="#222222" fo:font-size="10.5pt" style:font-size-asian="10.5pt" style:font-size-complex="10.5pt"/>
    </style:style>
    <style:style style:name="T159" style:parent-style-name="Strong" style:family="text">
      <style:text-properties style:font-name="Helvetica" style:font-name-complex="Helvetica" fo:color="#222222" fo:font-size="10.5pt" style:font-size-asian="10.5pt" style:font-size-complex="10.5pt"/>
    </style:style>
    <style:style style:name="T160" style:parent-style-name="Strong" style:family="text">
      <style:text-properties style:font-name="Helvetica" style:font-name-complex="Helvetica" fo:color="#222222" fo:font-size="10.5pt" style:font-size-asian="10.5pt" style:font-size-complex="10.5pt"/>
    </style:style>
    <style:style style:name="P161" style:parent-style-name="NormalWeb" style:family="paragraph">
      <style:paragraph-properties fo:margin-bottom="0.1375in" style:line-height-at-least="0.2479in"/>
    </style:style>
    <style:style style:name="T162" style:parent-style-name="Emphasis" style:family="text">
      <style:text-properties style:font-name="Helvetica" style:font-name-complex="Helvetica" fo:color="#222222" fo:font-size="10.5pt" style:font-size-asian="10.5pt" style:font-size-complex="10.5pt"/>
    </style:style>
    <style:style style:name="T163" style:parent-style-name="Emphasis" style:family="text">
      <style:text-properties style:font-name="Helvetica" style:font-name-complex="Helvetica" fo:color="#222222" fo:font-size="10.5pt" style:font-size-asian="10.5pt" style:font-size-complex="10.5pt"/>
    </style:style>
    <style:style style:name="T164" style:parent-style-name="Emphasis" style:family="text">
      <style:text-properties style:font-name="Helvetica" style:font-name-complex="Helvetica" fo:color="#222222" fo:font-size="10.5pt" style:font-size-asian="10.5pt" style:font-size-complex="10.5pt"/>
    </style:style>
    <style:style style:name="P165"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66"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67"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68"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69"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70" style:parent-style-name="NormalWeb" style:family="paragraph">
      <style:paragraph-properties fo:margin-bottom="0.1375in" style:line-height-at-least="0.2479in"/>
    </style:style>
    <style:style style:name="T171" style:parent-style-name="Strong" style:family="text">
      <style:text-properties style:font-name="Helvetica" style:font-name-complex="Helvetica" fo:color="#222222" fo:font-size="10.5pt" style:font-size-asian="10.5pt" style:font-size-complex="10.5pt"/>
    </style:style>
    <style:style style:name="P172"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73"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74"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75"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76"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77"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78"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79"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0"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1"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2"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3"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4"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5"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6"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7"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8"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89"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90"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91"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92"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93" style:parent-style-name="NormalWeb" style:family="paragraph">
      <style:paragraph-properties fo:margin-bottom="0.1375in" style:line-height-at-least="0.2479in"/>
    </style:style>
    <style:style style:name="T194" style:parent-style-name="Strong" style:family="text">
      <style:text-properties style:font-name="Helvetica" style:font-name-complex="Helvetica" fo:color="#222222" fo:font-size="10.5pt" style:font-size-asian="10.5pt" style:font-size-complex="10.5pt"/>
    </style:style>
    <style:style style:name="P195"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96"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97" style:parent-style-name="NormalWeb" style:family="paragraph">
      <style:paragraph-properties fo:margin-bottom="0.1375in" style:line-height-at-least="0.2479in"/>
      <style:text-properties style:font-name="Helvetica" style:font-name-complex="Helvetica" fo:color="#222222" fo:font-size="10.5pt" style:font-size-asian="10.5pt" style:font-size-complex="10.5pt"/>
    </style:style>
    <style:style style:name="P198" style:parent-style-name="NormalWeb" style:family="paragraph">
      <style:paragraph-properties fo:margin-bottom="0.1375in" style:line-height-at-least="0.2479in"/>
    </style:style>
    <style:style style:name="T199" style:parent-style-name="Strong" style:family="text">
      <style:text-properties style:font-name="Helvetica" style:font-name-complex="Helvetica" fo:color="#222222" fo:font-size="10.5pt" style:font-size-asian="10.5pt" style:font-size-complex="10.5pt"/>
    </style:style>
  </office:automatic-styles>
  <office:body>
    <office:text text:use-soft-page-breaks="true">
      <text:p text:style-name="P1">The Writer I’ve Tried to Become<text:s/></text:p>
      <text:p text:style-name="P2">By<text:s/>randall fizer vaughn</text:p>
      <text:p text:style-name="P3"><text:span text:style-name="T4">Recently I was asked to describe “The Writer I’ve become.”  I can’t really do this effectively largely because I’m still becoming a writer and this is “despite of “</text:span><text:span text:style-name="T5">and not</text:span><text:span text:style-name="T6"> “because of” certain life experiences. I’m becoming a writer not because years of academia has afforded me this choice, or educational pursuits a precursor. Albeit my college years are formidable,</text:span></text:p>
      <text:p text:style-name="P7"><text:span text:style-name="T8">I</text:span><text:span text:style-name="T9"> am becoming</text:span><text:span text:style-name="T10"> a writer despite of the societal and economic conditions of the </text:span><text:span text:style-name="T11">“racially-war-torn years of the ‘60’s.” </text:span></text:p>
      <text:p text:style-name="P12">I’m becoming a writer despite the urban blight, poverty, crime, drugs, and imprisonments that raped me of my youth and so forcefully shaped my future.</text:p>
      <text:p text:style-name="P13"><text:span text:style-name="T14">I’m </text:span><text:span text:style-name="T15">becoming </text:span><text:span text:style-name="T16">a writer despite that no one cares if I can or should. I’m becoming a writer because I’ve been a pauper, a father-a son, a poet-a brotha, a husband, a gangster—a businessman—why not become a writer.</text:span></text:p>
      <text:p text:style-name="P17"><text:span text:style-name="T18">I’m becoming a writer because I can, because I want to. I’m </text:span><text:span text:style-name="T19">becoming </text:span><text:span text:style-name="T20">a writer because if I don’t–all my tomorrows will look just like my yesterdays.</text:span></text:p>
      <text:p text:style-name="P21"><text:span text:style-name="T22">Therefore </text:span><text:span text:style-name="T23">I write.  </text:span><text:span text:style-name="T24">It serves as a cathartic precur</text:span><text:span text:style-name="T25">sor to suicide; as a monument of</text:span><text:span text:style-name="T26"><text:s/>will power, as a testament to desire—as a statement of fortitude.</text:span></text:p>
      <text:p text:style-name="P27"><text:span text:style-name="T28">I’m </text:span><text:span text:style-name="T29">becoming a</text:span><text:span text:style-name="T30"> writer so I can hide my despair, calm my fears, and digest the puke that so often bubbles in my stomach from time to time into the characters or protagonists that I create. So I can remember<text:s/></text:span><text:span text:style-name="T31">my past experiences in scenes, </text:span><text:span text:style-name="T32">in stages, and when the final curtain calls, not pay the price that iniquity demands.<text:s/></text:span><text:span text:style-name="T33">But find forgiveness.</text:span><text:span text:style-name="T34"><text:s/></text:span><text:span text:style-name="T35">I write so I can create a romance between a beautiful woman and an invisible man.</text:span></text:p>
      <text:p text:style-name="P36"><text:span text:style-name="T37">I write</text:span><text:span text:style-name="T38"><text:s/></text:span><text:span text:style-name="T39">because I’ve heard that I can be paid </text:span><text:span text:style-name="T40">a fool’s ransom</text:span><text:span text:style-name="T41"> to write about this pain, about this<text:s/></text:span><text:span text:style-name="T42">ugly—about this surreal vomit--</text:span></text:p>
      <text:p text:style-name="P43"><text:span text:style-name="T44">I</text:span><text:span text:style-name="T45"><text:s/>writer because something draws me to it with “tracking beam” like precision. I imagine myself a writer even though I never written anything—of noteworthiness.  I think of myself as a writer because others (</text:span><text:span text:style-name="T46">my peers)</text:span><text:span text:style-name="T47"> have asked me to do so.  They have </text:span><text:span text:style-name="T48">suggested</text:span><text:span text:style-name="T49"> some short-cuts to take to this end despite of what<text:s/></text:span><text:span text:style-name="T50">they have described as a “</text:span><text:span text:style-name="T51">lack of clarity,</text:span><text:span text:style-name="T52">" or</text:span><text:span text:style-name="T53"> "command</text:span><text:span text:style-name="T54"> of</text:span><text:span text:style-name="T55"> the subject</text:span><text:span text:style-name="T56">;" and the " propensity"  for the superfluous</text:span><text:span text:style-name="T57">; some have even </text:span><text:span text:style-name="T58">suggested</text:span><text:span text:style-name="T59"> that </text:span><text:span text:style-name="T60">I build a “model”</text:span><text:span text:style-name="T61"> of my subject and main points using something called: BEAM, to help me be more effective. So in view of these assessments, I have decided to stay the course, sharpen my resolve, erase my fears, and be rhetorical about it: </text:span><text:span text:style-name="T62">What else I’m doing? I’m in the autumn of my years</text:span><text:span text:style-name="T63">–so why not put </text:span><text:span text:style-name="T64">this,</text:span><text:span text:style-name="T65"> also, on my bucked list—I have always done whatever I wanted to do in the past anyway, why stop now? Even now, I recognize my short comings as an </text:span><text:span text:style-name="T66">aspiring writer</text:span><text:span text:style-name="T67">.<text:s/></text:span><text:span text:style-name="T68">But I have an answer for any criticisms from this quarter—I’m becoming</text:span><text:span text:style-name="T69"> a writer</text:span><text:span text:style-name="T70">. I haven’t </text:span><text:span text:style-name="T71">become a writer yet</text:span><text:span text:style-name="T72">.</text:span></text:p>
      <text:p text:style-name="P73"><text:span text:style-name="T74">For me writing is an evolutionary process filled with corrections, revisions, and certifications of accomplishments and cited publications that argue, support, oppose any and all conversations about whether  " </text:span><text:span text:style-name="T75">I’m Becoming or Have Become A Writer.“</text:span></text:p>
      <text:p text:style-name="P76">In concluding, whom ever the “writer” I my<text:s/>become<text:s/>I don’t really know him. I just met the “writer “ I’m. I haven’t met the writer I’m to<text:s/>become yet because he lives in tomorrow’s efforts, in my future compositions and rhetorical appeals. He hasn’t chosen to introduce himself to me yet, why I don’t know but if you should see him in some future pages of mine, tell him<text:s/>that I’m looking for him—really looking for him.</text:p>
      <text:p text:style-name="P77"><text:span text:style-name="T78">The Beginning...</text:span></text:p>
      <text:p text:style-name="P79"><text:span text:style-name="T80">Me &amp; Mrs. Jones (and ralph ellison)</text:span></text:p>
      <text:p text:style-name="P81">It was my birthday and I expected something.<text:s/>A pair of good<text:s/>tennis<text:s/>shoes; perhaps,<text:s/>maybe something as grand as a new bike.<text:s/>I didn’t quite know what I wanted. But I looked everywhere in<text:s/>our little one bed room-apartment--even in her sacred underwear drawer. I looked all over. But I found nothing. So I waited for her to come home from work that evening.<text:s/>And when she did, she gave me<text:s/>No hugs, no kisses--Uuuh.<text:s/>Just a damned book.I hated her so that day.</text:p>
      <text:p text:style-name="P82">The author was “Ralph Ellison, the book’s title: “The Invisible Man.” I was so disturbed by it that I up-braided her to no end. I unleashed all the sarcasm a<text:s/>thirteen<text:s/><text:s/>year old could muster. But she gave as good she got.</text:p>
      <text:p text:style-name="P83">‘You are so thoughtful; you shouldn't have; so much trouble just for me, ' I said. But she went on to explain:</text:p>
      <text:p text:style-name="P84">“These are hard times for the coloreds right now--we’re poor. I couldn’t buy you a present, just now; but I did borrow this book from the Dumonds, you can read if you like. I know how you like to read.<text:s/></text:p>
      <text:p text:style-name="P85">“No,<text:s/>i<text:s/>won't, I answered.</text:p>
      <text:p text:style-name="P86">End article here</text:p>
      <text:p text:style-name="P87">Me &amp; Mrs Jones (cutting her<text:s/>losses)</text:p>
      <text:p text:style-name="P88"><text:span text:style-name="T89">It was the lat</text:span><text:span text:style-name="T90">er part of ’65<text:s/></text:span><text:span text:style-name="T91">when the streets first took me prisoner,<text:s/></text:span><text:span text:style-name="T92">forcing m</text:span><text:span text:style-name="T93">e to become “invisible" and you--</text:span><text:span text:style-name="T94">Mrs. Jones, showed me<text:s/></text:span><text:span text:style-name="T95">the business side of your hand.</text:span><text:span text:style-name="T96">You cut</text:span><text:span text:style-name="T97"><text:s/>your losses with<text:s/></text:span><text:span text:style-name="T98">me that day.</text:span><text:span text:style-name="T99"><text:s/>An</text:span><text:span text:style-name="T100">d you did it with such finality that<text:s/></text:span><text:span text:style-name="T101">my whole fifte</text:span><text:span text:style-name="T102">en year old world snapped like<text:s/></text:span><text:span text:style-name="T103">a dried out rubber band.</text:span><text:span text:style-name="T104"><text:s/></text:span><text:span text:style-name="T105">This was a before Hip Hop; before the</text:span><text:span text:style-name="T106"><text:s/></text:span><text:span text:style-name="T107">Black </text:span><text:span text:style-name="T108">multi-millionair</text:span><text:span text:style-name="T109">es. Gas, back here in times</text:span><text:span text:style-name="T110">, was twenty-six cents a gallon</text:span><text:span text:style-name="T111"> and m</text:span><text:span text:style-name="T112">ost blacks<text:s/></text:span><text:span text:style-name="T113">back in these unsettling times<text:s/></text:span><text:span text:style-name="T114">were <text:s/>just glad to have a job they could keep for twenty<text:s/></text:span><text:span text:style-name="T115">years</text:span><text:span text:style-name="T116">, in</text:span><text:span text:style-name="T117"><text:s/>the hope that at the end of their rainbows</text:span><text:span text:style-name="T118"><text:s/></text:span><text:span text:style-name="T119">there'd be<text:s/></text:span><text:span text:style-name="T120">a piece of</text:span><text:span text:style-name="T121"><text:s/>a</text:span><text:span text:style-name="T122"><text:s/>house</text:span><text:span text:style-name="T123"><text:s/>and<text:s/></text:span><text:span text:style-name="T124">a<text:s/></text:span><text:span text:style-name="T125">new</text:span><text:span text:style-name="T126"><text:s/>GM car. Back in</text:span><text:span text:style-name="T127"><text:s/>here in these</text:span><text:span text:style-name="T128"><text:s/></text:span><text:span text:style-name="T129">times, our</text:span><text:span text:style-name="T130"> Internet</text:span><text:span text:style-name="T131"> was a Sears catalog and</text:span><text:span text:style-name="T132"><text:s/></text:span><text:span text:style-name="T133">our fo</text:span><text:span text:style-name="T134">od stamps--</text:span><text:span text:style-name="T135"><text:s/>S &amp; H green stamps</text:span><text:span text:style-name="T136">--</text:span><text:span text:style-name="T137">Mrs. Jones had seen and heard enough from me by<text:s/></text:span><text:span text:style-name="T138">these<text:s/></text:span><text:span text:style-name="T139">times. And she was about to<text:s/></text:span><text:span text:style-name="T140">listen the ties that bound us</text:span><text:span text:style-name="T141">.</text:span></text:p>
      <text:p text:style-name="P142"><text:span text:style-name="T143"><text:s/></text:span><text:span text:style-name="T144">“Boy you ain’t rich.</text:span><text:span text:style-name="T145"><text:s/>You’s poor colored trash," she<text:s/></text:span><text:span text:style-name="T146">shouted." So why you go and buy those expensive clothes with your first check? Didn't you realized I could’ve used that money to feed us. You haven't learned a damned thing have you already? You don't spend money like that?!</text:span><text:span text:style-name="T147"><text:s/></text:span><text:span text:style-name="T148"><text:s/>Boy-I'm about to cut my losses with you. Don't<text:s/></text:span><text:span text:style-name="T149">you<text:s/></text:span><text:span text:style-name="T150">know nothing about money."</text:span><text:span text:style-name="T151"><text:s/></text:span><text:span text:style-name="T152">She<text:s/></text:span><text:span text:style-name="T153">had asked.</text:span></text:p>
      <text:p text:style-name="P154">--you had had enough of my shit by this time and the deed had to be done. Things couldn’t go on as they were.<text:s/></text:p>
      <text:p text:style-name="P155">I thought at the time, 'how could she<text:s/>put me out?<text:s/>The Reverend had been right: she<text:s/>didn't<text:s/>really<text:s/>want me. I was just another mouth to feed.</text:p>
      <text:p text:style-name="P156">She<text:s/>told me that day that she<text:s/>were cutting her losses;<text:s/>that no man was going to live in<text:s/>her<text:s/>house rent free. And since I thought I was a man now,<text:s/>it was time<text:s/>that I<text:s/>acted<text:s/>like one. And to go be a<text:s/>man somewhere's<text:s/>else. She was<text:s/>putting me out. All I understood then was my anger. But how did we get to this point? What set of circumstances<text:s/>had put us on this<text:s/>course?</text:p>
      <text:p text:style-name="P157"><text:span text:style-name="T158">Me &amp; Mrs Jones (chapter 2</text:span><text:span text:style-name="T159">, judy judy…</text:span><text:span text:style-name="T160">)</text:span></text:p>
      <text:p text:style-name="P161"><text:span text:style-name="T162">Conditions<text:s/></text:span><text:span text:style-name="T163">cannot define us nor distances separate us, for we are lovers.</text:span><text:span text:style-name="T164"><text:s/>We said.</text:span></text:p>
      <text:p text:style-name="P165">I recall the day that was to the beginning of<text:s/>my end.<text:s/>And<text:s/>like all deferred dreams,<text:s/>mine<text:s/>too<text:s/>was to<text:s/>wither<text:s/>and soon have<text:s/>a stench about it.<text:s/>We would be together again<text:s/>not for a very long times. Our years and distance<text:s/>apart<text:s/>would become the<text:s/>monument this moment<text:s/>built.</text:p>
      <text:p text:style-name="P166">For you see, with Judy it<text:s/>was<text:s/>mainly<text:s/>a visceral experience.<text:s/>Whenever<text:s/>we were together time did nothing but<text:s/>fly. A day<text:s/>wasn’t<text:s/>long<text:s/>enough to satisfy our appetite<text:s/>for each<text:s/>other.<text:s/>You see dear reader I<text:s/>had gotten a summer job with Mrs. Jones<text:s/>wHere She Worked As A House-Keeper For A White Family<text:s/>Named The Dumonds<text:s/><text:s/>so that I could help with my up<text:s/>coming<text:s/>school clothes. Yard<text:s/>work, cutting grass and the sort.<text:s/>Man<text:s/>Judy, the<text:s/>Dumonds daughter,<text:s/>was special. She<text:s/>and I would just talk and<text:s/>talk. Nothing<text:s/>was off limits.<text:s/>She<text:s/>had a secret<text:s/>beauty<text:s/>about her<text:s/>that only I seemed to know. How I wanted to impress her with<text:s/>my<text:s/>smarts. But something<text:s/>was about to happen<text:s/>to both of us that would twist us into another<text:s/>shape of our former<text:s/>selves;<text:s/>tput us<text:s/>into<text:s/>life’s<text:s/>crucible; melted<text:s/>us down and pour<text:s/>us<text:s/>into a mold made into the<text:s/>images<text:s/>our times and circumstances<text:s/>demanded. With our sensibilities<text:s/>assaulted,<text:s/>the<text:s/>only<text:s/>trace evidence of<text:s/>what<text:s/>we shared<text:s/>is written here.</text:p>
      <text:p text:style-name="P167">That unfortunate day<text:s/>I<text:s/>would see a<text:s/>horror<text:s/>on Mrs Jones face<text:s/>twhenhat was never present before.<text:s/>She whispered to me<text:s/>that<text:s/>unforgettable day that<text:s/>I should no gather my things because we were leaving. That day the Mrs. Jones was<text:s/>persuaded that I was the child from hell,<text:s/>and<text:s/>gone was that eternal<text:s/>hope that <text:s/>so often made her smile <text:s/>in very difficult moments like this.<text:s/>She looked<text:s/>at me with such<text:s/>displeasure.<text:s/>She<text:s/>had been fired.<text:s/></text:p>
      <text:p text:style-name="P168">The only reference to the horror Mrs. Jones was experiencing<text:s/>that day, dear reader,<text:s/>was projected in her<text:s/>voice.<text:s/>That day<text:s/>Mrs. Dumonds told to Mrs. Jones that Mr. Dumonds had read Judy’s diary recently and didn't like what was written. And<text:s/>was now the author of this new chapter<text:s/>in the lives of<text:s/>myself<text:s/>&amp; mrs<text:s/>jones was about to written.<text:s/>To be continued...</text:p>
      <text:p text:style-name="P169">For the remaining summer days, me &amp; Mrs. Jones spent them scratching out<text:s/>our<text:s/>existence. Mrs. Jones found day work when she could<text:s/>and I went back to doing stuff. Mrs. Dumonds had been nice enough to give Mrs. Jones some letters of referrals.<text:s/>So Mrs. Jones did need only to find the right fit—with a blind child and all and three mouths to feed. Then, just when things seemed their bleakest, word was about the neighborhood that Western Union was hiring bike messengers. But at the time I didn't have a bike to call my own…</text:p>
      <text:p text:style-name="P170"><text:span text:style-name="T171">Me &amp; Mrs. Jones (in d vernacular)</text:span></text:p>
      <text:p text:style-name="P172">It would be 13 long yrs b4 I would ever c mrs jones again; for 1 day when I came back 2 d stairs mrs jones was gone. Moved out so to speak-- I started sleepin in d vacant studio it being furnished &amp; all. The foldup roll-away beds and matresses we used were still there so I figured 'who would ever rent this shit hole again anyway? Why not make it mine?'</text:p>
      <text:p text:style-name="P173">I don't care what u say, d street will teach u &amp; I was hungry &amp; Celso was there 2 provide it. Like a big brotha with fatherly designs he took me under his wing &amp; taught me d best he could--me being hard headed &amp; all. The first lesson: 2day is tomorrow’s  homework, so do your home work.</text:p>
      <text:p text:style-name="P174">"I need a bike, Cleso, I reported"</text:p>
      <text:p text:style-name="P175">"Where u goin get one of those?" Was his answer.</text:p>
      <text:p text:style-name="P176">We were ridin in Celso's peal colored 1963 Ford ďrop top Thunder Bìrd when the subject came up.</text:p>
      <text:p text:style-name="P177">"I was thinkin we'd go to the Vieux Carrie and get one."</text:p>
      <text:p text:style-name="P178">"No that wouldn't be cool lil man," was his response.</text:p>
      <text:p text:style-name="P179">"You'd  never get away with it, all those people walkin around; somebody's bound to play hero."</text:p>
      <text:p text:style-name="P180">"What you think Celso?" I asked.</text:p>
      <text:p text:style-name="P181">"The Irish Channel sounds good to me," was his answer.</text:p>
      <text:p text:style-name="P182">"Could you take me there, Celso?" I asked</text:p>
      <text:p text:style-name="P183">"Sure lil man. But since we're goin be hustlin together, I had better give you a nickname. You know something so I don't call your real name while we's stealin is all, "came his suggestion.</text:p>
      <text:p text:style-name="P184">"What then?" I asked.</text:p>
      <text:p text:style-name="P185">"How about Worm?" Was his answer.</text:p>
      <text:p text:style-name="P186">"Hell-to-no, Celso that's shitty."</text:p>
      <text:p text:style-name="P187">"How about Worm then?"</text:p>
      <text:p text:style-name="P188">I ain't no worm, man."</text:p>
      <text:p text:style-name="P189">"Look," he consoled, "a worm gets inside an apple and eat it from the inside out. The apple looks all good on the outside; you think it's good enough to eat, then you bite into it; you see what I'm sayin, lil man? U b all slick hidin in the apple and all. Nobody would know you rippin them off until it's too làte." Celso explained further, you'd b done eat damn thing."</text:p>
      <text:p text:style-name="P190">"I still don't like it."</text:p>
      <text:p text:style-name="P191">"Well you skinny enough to be a worm."</text:p>
      <text:p text:style-name="P192">Then there it was, just laying there with my name on it : Worm. A bike. So with no forethought, I got out the car, walked over &amp; snatched it up off its side where it lay at the back door of this apartment in the Irish Channel, and gave it a running start, pounced on the seat and just began to peddle as fast as I could. Celso was somewhere behind so as not to be identified as being with me just in case something went wrong. I had a good run of it now. I rounded a corner &amp; headed south toward Camp st , a border st between d Irish Channel and Baronne,  3rd ward when, from a blind spot between two parked cars, I made an attempt to further evade capture.  All I remember is having heard the howl of a car horn and the smell of burning rubber, I was suddenly airborne, next I slid across a car's hood, and finally with my right ass cheek as a braking device, I was stopped between a car and a gathering crowd. My ass, sired by the asphalt began to really burn, while urine running down my legs, began to soaked my ass with some serious hurt. As the mob gathered, I abandon the bike and ran as fast as I could with their shouts: "get that lil nigger." I sprung 2 my feet and was off and running. Now about that bike? Celso laughed so hard when we met up at d Camp st park. Celso soon bought me a bike from some junkie and that was that. So I started working at Western Union doing a job that required u 2 sit down with a scab on one side of my ass d size of a wallet. Only in d hood.</text:p>
      <text:p text:style-name="P193"><text:span text:style-name="T194">Me &amp; Mrs. Jones and ( Ralph Ellison )</text:span></text:p>
      <text:p text:style-name="P195">Two roads diverged in a forest past I traveled them both to say the least I've been a pauper a poet a Father a husband and a thief and seldom found myself on the road traveled least...</text:p>
      <text:p text:style-name="P196">The stairs that were now my refuge were of the clunky wooden kind that had a long dark dirt covered alley leading up to them and was parallel an old used furniture store that had long ago abandoned its commercial efforts and now whose electricity now served as a source of warmth and lighting at night for me.</text:p>
      <text:p text:style-name="P197">You didn’t seem to know where I had come to live. Somehow I felt you did; that you would come for me–but you never did. Each day happened just as it should, me working at Western Union delivering telegrams all day on a bike and coming back to the stairs at dusk. I made twenty-five dollars every week. The stairs were I had now come to call home were of the two stories type and crackled when mounted. I watched your tired legs climb them many a nights as I hunkered down with my stolen heat and lights. Your world was oblivious of the light that emanated from under thè stairs, perhaps you thought the landlord had put them there so she could see her way at night. I don't know. But I would watch you through the cracks as you walk down that long dark alley-way many a evenings tightly holding your sweater around you. I wanted to come to you and feel your rabbit like heart beat against my chest as you hugged me. I wanted to touch your silky long black hair. I couldn’t let you know that I longed for you to take me back into your family. I had to be strong. I had stop going to school and was now working full-time. I had forged a letter from you to Western Union stating that it was okay for me to work full time. Something had been broken between us that summer in '65 at your work place and like a fast moving train that had no whistle, it had plowed me over.</text:p>
      <text:p text:style-name="P198"><text:span text:style-name="T199">To be continued</text:spa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Helvetica" svg:font-family="Helvetica" style:font-family-generic="swiss" style:font-pitch="variable" svg:panose-1="2 11 5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Emphasis" style:display-name="Emphasis" style:family="text" style:parent-style-name="DefaultParagraphFont">
      <style:text-properties fo:font-style="italic" style:font-style-asian="italic" style:font-style-complex="italic"/>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MS Gothic"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ouros 19550</meta:initial-creator>
    <dc:creator>Kouros 19550</dc:creator>
    <meta:creation-date>2017-07-11T14:00:00Z</meta:creation-date>
    <dc:date>2017-07-11T14:00:00Z</dc:date>
    <meta:template xlink:href="Normal.dotm" xlink:type="simple"/>
    <meta:editing-cycles>146</meta:editing-cycles>
    <meta:editing-duration>PT29100S</meta:editing-duration>
    <meta:document-statistic meta:page-count="1" meta:paragraph-count="28" meta:word-count="2155" meta:character-count="14414" meta:row-count="102" meta:non-whitespace-character-count="12287"/>
  </office:meta>
</office:document-meta>
</file>